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color="#ffffff" draw:fill-hatch-name="Hatch_5f_0" draw:fill-hatch-solid="true" draw:opacity="100%" draw:shadow="hidden"/>
    </style:style>
    <style:style style:name="gr2" style:family="graphic" style:parent-style-name="standard">
      <style:graphic-properties draw:stroke="none" draw:fill="solid" draw:fill-color="#d9958f" draw:shadow="hidden"/>
    </style:style>
    <style:style style:name="gr3" style:family="graphic" style:parent-style-name="standard">
      <style:graphic-properties draw:stroke="solid" svg:stroke-width="0.008cm" svg:stroke-color="#923931" svg:stroke-opacity="100%" draw:stroke-linejoin="round" svg:stroke-linecap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0.318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end="Marker_5f_2" draw:marker-end-width="0.344cm" svg:stroke-opacity="100%" draw:stroke-linejoin="round" svg:stroke-linecap="round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vertical-align="middle" fo:min-height="0.2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solid" svg:stroke-width="0.062cm" svg:stroke-color="#7f7f7f" draw:marker-end="Marker_5f_3" draw:marker-end-width="0.411cm" svg:stroke-opacity="100%" draw:stroke-linejoin="round" svg:stroke-linecap="round" draw:fill="none" fo:padding-top="0.156cm" fo:padding-bottom="0.156cm" fo:padding-left="0.281cm" fo:padding-right="0.281cm"/>
    </style:style>
    <style:style style:name="gr10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044cm" svg:stroke-color="#000000" svg:stroke-opacity="100%" draw:stroke-linejoin="round" svg:stroke-linecap="round" draw:fill="none" fo:padding-top="0.147cm" fo:padding-bottom="0.147cm" fo:padding-left="0.272cm" fo:padding-right="0.272cm"/>
    </style:style>
    <style:style style:name="gr12" style:family="graphic" style:parent-style-name="standard">
      <style:graphic-properties draw:stroke="solid" svg:stroke-width="0.044cm" svg:stroke-color="#595959" svg:stroke-opacity="100%" draw:stroke-linejoin="round" svg:stroke-linecap="round" draw:fill="none" fo:padding-top="0.147cm" fo:padding-bottom="0.147cm" fo:padding-left="0.272cm" fo:padding-right="0.272cm"/>
    </style:style>
    <style:style style:name="gr13" style:family="graphic" style:parent-style-name="standard">
      <style:graphic-properties draw:stroke="none" draw:fill="solid" draw:fill-color="#ff0000" draw:shadow="hidden"/>
    </style:style>
    <style:style style:name="gr14" style:family="graphic" style:parent-style-name="standard">
      <style:graphic-properties draw:stroke="solid" svg:stroke-width="0.044cm" svg:stroke-color="#ff0000" svg:stroke-opacity="100%" draw:stroke-linejoin="round" svg:stroke-linecap="round" draw:fill="none" fo:padding-top="0.147cm" fo:padding-bottom="0.147cm" fo:padding-left="0.272cm" fo:padding-right="0.272cm"/>
    </style:style>
    <style:style style:name="gr15" style:family="graphic" style:parent-style-name="standard">
      <style:graphic-properties draw:stroke="none" draw:fill="solid" draw:fill-color="#7f7f7f" draw:shadow="hidden"/>
    </style:style>
    <style:style style:name="gr16" style:family="graphic" style:parent-style-name="standard">
      <style:graphic-properties draw:stroke="solid" svg:stroke-width="0.044cm" svg:stroke-color="#7f7f7f" svg:stroke-opacity="100%" draw:stroke-linejoin="round" svg:stroke-linecap="round" draw:fill="none" fo:padding-top="0.147cm" fo:padding-bottom="0.147cm" fo:padding-left="0.272cm" fo:padding-right="0.272cm"/>
    </style:style>
    <style:style style:name="gr17" style:family="graphic" style:parent-style-name="standard">
      <style:graphic-properties draw:stroke="solid" svg:stroke-width="0.026cm" svg:stroke-color="#ff0000" draw:marker-start="Marker_5f_4" draw:marker-start-width="0.321cm" draw:marker-start-center="true" draw:marker-end="Marker_5f_4" draw:marker-end-width="0.321cm" draw:marker-end-center="true" svg:stroke-opacity="100%" draw:stroke-linejoin="round" svg:stroke-linecap="round" draw:fill="none" fo:padding-top="0.138cm" fo:padding-bottom="0.138cm" fo:padding-left="0.263cm" fo:padding-right="0.263cm"/>
    </style:style>
    <style:style style:name="gr18" style:family="graphic" style:parent-style-name="standard">
      <style:graphic-properties draw:stroke="none" draw:fill="solid" draw:fill-color="#bf9000" draw:shadow="hidden"/>
    </style:style>
    <style:style style:name="gr19" style:family="graphic" style:parent-style-name="standard">
      <style:graphic-properties draw:stroke="none" draw:fill="solid" draw:fill-color="#ffc000" draw:shadow="hidden"/>
    </style:style>
    <style:style style:name="gr20" style:family="graphic" style:parent-style-name="standard">
      <style:graphic-properties draw:stroke="none" draw:fill="none" draw:textarea-vertical-align="middle" fo:min-height="0.47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hatch" draw:fill-color="#ffffff" draw:fill-hatch-name="Hatch_5f_0" draw:fill-hatch-solid="true" draw:opacity="100%"/>
    </style:style>
    <style:style style:name="P2" style:family="paragraph">
      <loext:graphic-properties draw:fill="solid" draw:fill-color="#d9958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solid" draw:fill-color="#ff0000"/>
    </style:style>
    <style:style style:name="P7" style:family="paragraph">
      <loext:graphic-properties draw:fill="solid" draw:fill-color="#7f7f7f"/>
    </style:style>
    <style:style style:name="P8" style:family="paragraph">
      <loext:graphic-properties draw:fill="solid" draw:fill-color="#bf9000"/>
    </style:style>
    <style:style style:name="P9" style:family="paragraph">
      <loext:graphic-properties draw:fill="solid" draw:fill-color="#ffc000"/>
    </style:style>
    <style:style style:name="T1" style:family="text">
      <style:text-properties fo:color="#000000" style:font-name="Latin Modern Math" fo:font-size="10pt" style:font-name-asian="Latin Modern Math" style:font-size-asian="10pt" style:font-name-complex="Latin Modern Math" style:font-size-complex="10pt"/>
    </style:style>
    <style:style style:name="T2" style:family="text">
      <style:text-properties fo:color="#000000" style:font-name="Latin Modern Math" fo:font-size="12pt" style:font-name-asian="Latin Modern Math" style:font-size-asian="12pt" style:font-name-complex="Latin Modern Math" style:font-size-complex="12pt"/>
    </style:style>
    <style:style style:name="T3" style:family="text">
      <style:text-properties fo:color="#000000" style:font-name="Latin Modern Math" fo:font-size="12pt" fo:font-style="italic" style:font-name-asian="Latin Modern Math" style:font-size-asian="12pt" style:font-style-asian="italic" style:font-name-complex="Latin Modern Math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8" draw:style-name="dp1" draw:master-page-name="PM7">
        <draw:polygon draw:style-name="gr1" draw:text-style-name="P1" draw:layer="layout" svg:width="1.832cm" svg:height="0.48cm" svg:x="15.068cm" svg:y="13.65cm" svg:viewBox="0 0 1833 481" draw:points="0,481 1833,481 1833,0 0,0">
          <text:p/>
        </draw:polygon>
        <draw:g>
          <draw:polygon draw:style-name="gr2" draw:text-style-name="P2" draw:layer="layout" svg:width="11.08cm" svg:height="1.427cm" svg:x="5.828cm" svg:y="13.62cm" svg:viewBox="0 0 11081 1428" draw:points="0,1428 11081,1428 11081,0 0,0">
            <text:p/>
          </draw:polygon>
          <draw:polygon draw:style-name="gr3" draw:text-style-name="P3" draw:layer="layout" svg:width="11.08cm" svg:height="1.427cm" svg:x="5.828cm" svg:y="13.62cm" svg:viewBox="0 0 11081 1428" draw:points="0,1428 11081,1428 11081,0 0,0">
            <text:p/>
          </draw:polygon>
        </draw:g>
        <draw:g>
          <draw:g>
            <draw:polygon draw:style-name="gr4" draw:text-style-name="P4" draw:layer="layout" svg:width="3.002cm" svg:height="0.6cm" svg:x="13.066cm" svg:y="8.899cm" svg:viewBox="0 0 3003 601" draw:points="0,601 3003,601 3003,0 0,0">
              <text:p/>
            </draw:polygon>
            <draw:polygon draw:style-name="gr5" draw:text-style-name="P3" draw:layer="layout" svg:width="3.002cm" svg:height="0.6cm" svg:x="13.066cm" svg:y="8.899cm" svg:viewBox="0 0 3003 601" draw:points="0,601 3003,601 3003,0 0,0">
              <text:p/>
            </draw:polygon>
          </draw:g>
          <draw:frame draw:style-name="gr6" draw:text-style-name="P3" draw:layer="layout" svg:width="3.002cm" svg:height="0.705cm" svg:x="13.066cm" svg:y="8.847cm">
            <draw:text-box>
              <text:p text:style-name="P5"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c</text:span><text:span text:style-name="T1">o</text:span><text:span text:style-name="T1">n</text:span><text:span text:style-name="T1">d</text:span><text:span text:style-name="T1">u</text:span><text:span text:style-name="T1">c</text:span><text:span text:style-name="T1">t</text:span><text:span text:style-name="T1">o</text:span><text:span text:style-name="T1">r</text:span><text:span text:style-name="T1">s</text:span></text:p>
            </draw:text-box>
          </draw:frame>
        </draw:g>
        <draw:line draw:style-name="gr7" draw:text-style-name="P3" draw:layer="layout" svg:x1="13.074cm" svg:y1="9.199cm" svg:x2="11.45cm" svg:y2="9.199cm">
          <text:p/>
        </draw:line>
        <draw:g>
          <draw:g>
            <draw:polygon draw:style-name="gr4" draw:text-style-name="P4" draw:layer="layout" svg:width="1.832cm" svg:height="0.562cm" svg:x="14.586cm" svg:y="14.331cm" svg:viewBox="0 0 1833 563" draw:points="0,563 1833,563 1833,0 0,0">
              <text:p/>
            </draw:polygon>
            <draw:polygon draw:style-name="gr5" draw:text-style-name="P3" draw:layer="layout" svg:width="1.832cm" svg:height="0.562cm" svg:x="14.586cm" svg:y="14.331cm" svg:viewBox="0 0 1833 563" draw:points="0,563 1833,563 1833,0 0,0">
              <text:p/>
            </draw:polygon>
          </draw:g>
          <draw:frame draw:style-name="gr8" draw:text-style-name="P3" draw:layer="layout" svg:width="1.832cm" svg:height="0.705cm" svg:x="14.586cm" svg:y="14.26cm">
            <draw:text-box>
              <text:p text:style-name="P5"><text:span text:style-name="T1">Pi</text:span><text:span text:style-name="T1">pel</text:span><text:span text:style-name="T1">ine</text:span></text:p>
            </draw:text-box>
          </draw:frame>
        </draw:g>
        <draw:line draw:style-name="gr7" draw:text-style-name="P3" draw:layer="layout" svg:x1="14.565cm" svg:y1="14.612cm" svg:x2="13.552cm" svg:y2="14.612cm">
          <text:p/>
        </draw:line>
        <draw:frame draw:style-name="gr6" draw:text-style-name="P3" draw:layer="layout" svg:width="1.52cm" svg:height="0.79cm" svg:x="5.903cm" svg:y="12.705cm">
          <draw:text-box>
            <text:p text:style-name="P5"><text:span text:style-name="T2">Ai</text:span><text:span text:style-name="T2">r</text:span></text:p>
          </draw:text-box>
        </draw:frame>
        <draw:frame draw:style-name="gr6" draw:text-style-name="P3" draw:layer="layout" svg:width="1.52cm" svg:height="0.79cm" svg:x="5.903cm" svg:y="13.805cm">
          <draw:text-box>
            <text:p text:style-name="P5"><text:span text:style-name="T2">So</text:span><text:span text:style-name="T2">il</text:span></text:p>
          </draw:text-box>
        </draw:frame>
        <draw:line draw:style-name="gr9" draw:text-style-name="P3" draw:layer="layout" svg:x1="5.603cm" svg:y1="13.616cm" svg:x2="17.4cm" svg:y2="13.616cm">
          <text:p/>
        </draw:line>
        <draw:line draw:style-name="gr9" draw:text-style-name="P3" draw:layer="layout" svg:x1="6.12cm" svg:y1="15.052cm" svg:x2="6.12cm" svg:y2="7.4cm">
          <text:p/>
        </draw:line>
        <draw:g>
          <draw:path draw:style-name="gr4" draw:text-style-name="P4" draw:layer="layout" svg:width="0.627cm" svg:height="0.627cm" svg:x="12.807cm" svg:y="14.299cm" svg:viewBox="0 0 628 628" svg:d="M0 314c0-55 15-109 42-157 28-47 67-87 115-114 48-28 102-43 157-43s109 15 157 43c48 27 87 67 115 114 27 48 42 102 42 157 0 56-15 110-42 157-28 48-67 88-115 115-48 28-102 42-157 42s-109-14-157-42c-48-27-87-67-115-115-27-47-42-101-42-157z">
            <text:p/>
          </draw:path>
          <draw:path draw:style-name="gr10" draw:text-style-name="P3" draw:layer="layout" svg:width="0.627cm" svg:height="0.627cm" svg:x="12.807cm" svg:y="14.299cm" svg:viewBox="0 0 628 628" svg:d="M0 314c0-55 15-109 42-157 28-47 67-87 115-114 48-28 102-43 157-43s109 15 157 43c48 27 87 67 115 114 27 48 42 102 42 157 0 56-15 110-42 157-28 48-67 88-115 115-48 28-102 42-157 42s-109-14-157-42c-48-27-87-67-115-115-27-47-42-101-42-157z">
            <text:p/>
          </draw:path>
        </draw:g>
        <draw:g>
          <draw:g>
            <draw:polygon draw:style-name="gr4" draw:text-style-name="P4" draw:layer="layout" svg:width="2.452cm" svg:height="0.6cm" svg:x="12.488cm" svg:y="7.799cm" svg:viewBox="0 0 2453 601" draw:points="0,601 2453,601 2453,0 0,0">
              <text:p/>
            </draw:polygon>
            <draw:polygon draw:style-name="gr5" draw:text-style-name="P3" draw:layer="layout" svg:width="2.452cm" svg:height="0.6cm" svg:x="12.488cm" svg:y="7.799cm" svg:viewBox="0 0 2453 601" draw:points="0,601 2453,601 2453,0 0,0">
              <text:p/>
            </draw:polygon>
          </draw:g>
          <draw:frame draw:style-name="gr6" draw:text-style-name="P3" draw:layer="layout" svg:width="2.452cm" svg:height="0.705cm" svg:x="12.488cm" svg:y="7.747cm">
            <draw:text-box>
              <text:p text:style-name="P5"><text:span text:style-name="T1">Ne</text:span><text:span text:style-name="T1">utr</text:span><text:span text:style-name="T1">al </text:span><text:span text:style-name="T1">wir</text:span><text:span text:style-name="T1">es</text:span></text:p>
            </draw:text-box>
          </draw:frame>
        </draw:g>
        <draw:polygon draw:style-name="gr11" draw:text-style-name="P3" draw:layer="layout" svg:width="3.05cm" svg:height="0.32cm" svg:x="8.297cm" svg:y="8.499cm" svg:viewBox="0 0 3051 321" draw:points="2501,0 2280,49 780,49 550,0 0,321 3051,321">
          <text:p/>
        </draw:polygon>
        <draw:polyline draw:style-name="gr11" draw:text-style-name="P3" draw:layer="layout" svg:width="0.23cm" svg:height="0.425cm" svg:x="8.847cm" svg:y="8.124cm" svg:viewBox="0 0 231 426" draw:points="0,376 0,0 231,426">
          <text:p/>
        </draw:polyline>
        <draw:polyline draw:style-name="gr11" draw:text-style-name="P3" draw:layer="layout" svg:width="0.221cm" svg:height="0.425cm" svg:x="10.577cm" svg:y="8.124cm" svg:viewBox="0 0 222 426" draw:points="0,426 222,0 222,376">
          <text:p/>
        </draw:polyline>
        <draw:line draw:style-name="gr11" draw:text-style-name="P3" draw:layer="layout" svg:x1="8.847cm" svg:y1="8.499cm" svg:x2="8.847cm" svg:y2="8.818cm">
          <text:p/>
        </draw:line>
        <draw:line draw:style-name="gr11" draw:text-style-name="P3" draw:layer="layout" svg:x1="10.797cm" svg:y1="8.499cm" svg:x2="10.797cm" svg:y2="8.818cm">
          <text:p/>
        </draw:line>
        <draw:line draw:style-name="gr11" draw:text-style-name="P3" draw:layer="layout" svg:x1="9.077cm" svg:y1="8.549cm" svg:x2="9.077cm" svg:y2="8.818cm">
          <text:p/>
        </draw:line>
        <draw:line draw:style-name="gr11" draw:text-style-name="P3" draw:layer="layout" svg:x1="10.577cm" svg:y1="8.549cm" svg:x2="10.577cm" svg:y2="8.818cm">
          <text:p/>
        </draw:line>
        <draw:line draw:style-name="gr11" draw:text-style-name="P3" draw:layer="layout" svg:x1="8.847cm" svg:y1="8.82cm" svg:x2="9.078cm" svg:y2="8.549cm">
          <text:p/>
        </draw:line>
        <draw:line draw:style-name="gr11" draw:text-style-name="P3" draw:layer="layout" svg:x1="10.799cm" svg:y1="8.82cm" svg:x2="10.577cm" svg:y2="8.549cm">
          <text:p/>
        </draw:line>
        <draw:polyline draw:style-name="gr11" draw:text-style-name="P3" draw:layer="layout" svg:width="0.779cm" svg:height="0.27cm" svg:x="9.797cm" svg:y="8.549cm" svg:viewBox="0 0 780 271" draw:points="780,271 500,0 250,271 0,0">
          <text:p/>
        </draw:polyline>
        <draw:polyline draw:style-name="gr11" draw:text-style-name="P3" draw:layer="layout" svg:width="0.72cm" svg:height="0.27cm" svg:x="9.077cm" svg:y="8.549cm" svg:viewBox="0 0 721 271" draw:points="721,0 520,271 270,0 0,271">
          <text:p/>
        </draw:polyline>
        <draw:polyline draw:style-name="gr11" draw:text-style-name="P3" draw:layer="layout" svg:width="0.232cm" svg:height="0.31cm" svg:x="8.847cm" svg:y="8.819cm" svg:viewBox="0 0 233 311" draw:points="0,0 131,307 233,311 232,0">
          <text:p/>
        </draw:polyline>
        <draw:line draw:style-name="gr11" draw:text-style-name="P3" draw:layer="layout" svg:x1="9.079cm" svg:y1="8.819cm" svg:x2="8.96cm" svg:y2="9.083cm">
          <text:p/>
        </draw:line>
        <draw:line draw:style-name="gr11" draw:text-style-name="P3" draw:layer="layout" svg:x1="8.297cm" svg:y1="8.819cm" svg:x2="8.297cm" svg:y2="8.927cm">
          <text:p/>
        </draw:line>
        <draw:line draw:style-name="gr11" draw:text-style-name="P3" draw:layer="layout" svg:x1="9.797cm" svg:y1="8.819cm" svg:x2="9.797cm" svg:y2="8.898cm">
          <text:p/>
        </draw:line>
        <draw:line draw:style-name="gr11" draw:text-style-name="P3" draw:layer="layout" svg:x1="11.347cm" svg:y1="8.819cm" svg:x2="11.347cm" svg:y2="8.898cm">
          <text:p/>
        </draw:line>
        <draw:line draw:style-name="gr11" draw:text-style-name="P3" draw:layer="layout" svg:x1="8.978cm" svg:y1="9.124cm" svg:x2="9.074cm" svg:y2="9.35cm">
          <text:p/>
        </draw:line>
        <draw:line draw:style-name="gr11" draw:text-style-name="P3" draw:layer="layout" svg:x1="9.079cm" svg:y1="9.129cm" svg:x2="9.079cm" svg:y2="9.359cm">
          <text:p/>
        </draw:line>
        <draw:polyline draw:style-name="gr11" draw:text-style-name="P3" draw:layer="layout" svg:width="0.221cm" svg:height="0.551cm" svg:x="10.577cm" svg:y="8.819cm" svg:viewBox="0 0 222 552" draw:points="0,0 0,552 222,0">
          <text:p/>
        </draw:polyline>
        <draw:polyline draw:style-name="gr11" draw:text-style-name="P3" draw:layer="layout" svg:width="0.108cm" svg:height="0.28cm" svg:x="10.577cm" svg:y="8.819cm" svg:viewBox="0 0 109 281" draw:points="0,281 109,281 0,0">
          <text:p/>
        </draw:polyline>
        <draw:line draw:style-name="gr11" draw:text-style-name="P3" draw:layer="layout" svg:x1="9.079cm" svg:y1="9.359cm" svg:x2="10.278cm" svg:y2="10.93cm">
          <text:p/>
        </draw:line>
        <draw:polyline draw:style-name="gr11" draw:text-style-name="P3" draw:layer="layout" svg:width="1.229cm" svg:height="1.579cm" svg:x="9.347cm" svg:y="9.37cm" svg:viewBox="0 0 1230 1580" draw:points="1230,0 0,1580 931,1560">
          <text:p/>
        </draw:polyline>
        <draw:line draw:style-name="gr11" draw:text-style-name="P3" draw:layer="layout" svg:x1="9.079cm" svg:y1="9.359cm" svg:x2="9.605cm" svg:y2="10.619cm">
          <text:p/>
        </draw:line>
        <draw:line draw:style-name="gr11" draw:text-style-name="P3" draw:layer="layout" svg:x1="10.033cm" svg:y1="10.61cm" svg:x2="10.577cm" svg:y2="9.37cm">
          <text:p/>
        </draw:line>
        <draw:line draw:style-name="gr11" draw:text-style-name="P3" draw:layer="layout" svg:x1="9.483cm" svg:y1="10.328cm" svg:x2="10.156cm" svg:y2="10.328cm">
          <text:p/>
        </draw:line>
        <draw:line draw:style-name="gr11" draw:text-style-name="P3" draw:layer="layout" svg:x1="10.279cm" svg:y1="10.93cm" svg:x2="10.157cm" svg:y2="10.328cm">
          <text:p/>
        </draw:line>
        <draw:line draw:style-name="gr11" draw:text-style-name="P3" draw:layer="layout" svg:x1="9.347cm" svg:y1="10.95cm" svg:x2="9.484cm" svg:y2="10.328cm">
          <text:p/>
        </draw:line>
        <draw:line draw:style-name="gr11" draw:text-style-name="P3" draw:layer="layout" svg:x1="9.418cm" svg:y1="10.627cm" svg:x2="9.605cm" svg:y2="10.619cm">
          <text:p/>
        </draw:line>
        <draw:line draw:style-name="gr11" draw:text-style-name="P3" draw:layer="layout" svg:x1="10.033cm" svg:y1="10.609cm" svg:x2="10.213cm" svg:y2="10.609cm">
          <text:p/>
        </draw:line>
        <draw:polyline draw:style-name="gr11" draw:text-style-name="P3" draw:layer="layout" svg:width="0.371cm" svg:height="0.546cm" svg:x="9.238cm" svg:y="9.738cm" svg:viewBox="0 0 372 547" draw:points="0,0 132,0 132,315 372,315 228,547">
          <text:p/>
        </draw:polyline>
        <draw:polyline draw:style-name="gr11" draw:text-style-name="P3" draw:layer="layout" svg:width="0.342cm" svg:height="0.543cm" svg:x="10.076cm" svg:y="9.732cm" svg:viewBox="0 0 343 544" draw:points="343,0 219,0 219,281 0,281 104,544">
          <text:p/>
        </draw:polyline>
        <draw:line draw:style-name="gr11" draw:text-style-name="P3" draw:layer="layout" svg:x1="9.349cm" svg:y1="10.949cm" svg:x2="8.978cm" svg:y2="13.6cm">
          <text:p/>
        </draw:line>
        <draw:line draw:style-name="gr11" draw:text-style-name="P3" draw:layer="layout" svg:x1="10.277cm" svg:y1="10.929cm" svg:x2="10.683cm" svg:y2="13.6cm">
          <text:p/>
        </draw:line>
        <draw:line draw:style-name="gr11" draw:text-style-name="P3" draw:layer="layout" svg:x1="8.978cm" svg:y1="13.599cm" svg:x2="9.114cm" svg:y2="13.599cm">
          <text:p/>
        </draw:line>
        <draw:polyline draw:style-name="gr11" draw:text-style-name="P3" draw:layer="layout" svg:width="1.569cm" svg:height="1.2cm" svg:x="9.114cm" svg:y="12.399cm" svg:viewBox="0 0 1570 1201" draw:points="1570,1201 1433,1201 704,0 0,1201">
          <text:p/>
        </draw:polyline>
        <draw:line draw:style-name="gr11" draw:text-style-name="P3" draw:layer="layout" svg:x1="9.292cm" svg:y1="11.349cm" svg:x2="10.341cm" svg:y2="11.349cm">
          <text:p/>
        </draw:line>
        <draw:polygon draw:style-name="gr11" draw:text-style-name="P3" draw:layer="layout" svg:width="1.148cm" svg:height="0.713cm" svg:x="9.244cm" svg:y="11.686cm" svg:viewBox="0 0 1149 714" draw:points="1149,0 573,714 0,0">
          <text:p/>
        </draw:polygon>
        <draw:line draw:style-name="gr11" draw:text-style-name="P3" draw:layer="layout" svg:x1="9.149cm" svg:y1="12.37cm" svg:x2="10.496cm" svg:y2="12.37cm">
          <text:p/>
        </draw:line>
        <draw:polyline draw:style-name="gr11" draw:text-style-name="P3" draw:layer="layout" svg:width="0.93cm" svg:height="0.42cm" svg:x="9.347cm" svg:y="10.929cm" svg:viewBox="0 0 931 421" draw:points="0,19 501,421 931,0">
          <text:p/>
        </draw:polyline>
        <draw:polyline draw:style-name="gr11" draw:text-style-name="P3" draw:layer="layout" svg:width="1.148cm" svg:height="0.338cm" svg:x="9.244cm" svg:y="11.349cm" svg:viewBox="0 0 1149 339" draw:points="0,339 603,0 1149,339">
          <text:p/>
        </draw:polyline>
        <draw:line draw:style-name="gr11" draw:text-style-name="P3" draw:layer="layout" svg:x1="9.196cm" svg:y1="12.034cm" svg:x2="9.524cm" svg:y2="12.034cm">
          <text:p/>
        </draw:line>
        <draw:line draw:style-name="gr11" draw:text-style-name="P3" draw:layer="layout" svg:x1="9.149cm" svg:y1="12.371cm" svg:x2="9.525cm" svg:y2="12.034cm">
          <text:p/>
        </draw:line>
        <draw:line draw:style-name="gr11" draw:text-style-name="P3" draw:layer="layout" svg:x1="10.112cm" svg:y1="12.033cm" svg:x2="10.444cm" svg:y2="12.033cm">
          <text:p/>
        </draw:line>
        <draw:line draw:style-name="gr11" draw:text-style-name="P3" draw:layer="layout" svg:x1="10.112cm" svg:y1="12.033cm" svg:x2="10.497cm" svg:y2="12.371cm">
          <text:p/>
        </draw:line>
        <draw:polyline draw:style-name="gr11" draw:text-style-name="P3" draw:layer="layout" svg:width="0.624cm" svg:height="1.118cm" svg:x="8.993cm" svg:y="12.37cm" svg:viewBox="0 0 625 1119" draw:points="157,0 625,370 104,370 399,755 50,755 186,1119 0,1119">
          <text:p/>
        </draw:polyline>
        <draw:polyline draw:style-name="gr11" draw:text-style-name="P3" draw:layer="layout" svg:width="0.647cm" svg:height="1.126cm" svg:x="10.02cm" svg:y="12.37cm" svg:viewBox="0 0 648 1127" draw:points="477,0 0,362 532,362 238,756 592,756 464,1127 648,1127">
          <text:p/>
        </draw:polyline>
        <draw:line draw:style-name="gr11" draw:text-style-name="P3" draw:layer="layout" svg:x1="11.347cm" svg:y1="8.902cm" svg:x2="11.347cm" svg:y2="9.156cm">
          <text:p/>
        </draw:line>
        <draw:line draw:style-name="gr12" draw:text-style-name="P3" draw:layer="layout" svg:x1="11.313cm" svg:y1="8.946cm" svg:x2="11.381cm" svg:y2="8.946cm">
          <text:p/>
        </draw:line>
        <draw:line draw:style-name="gr12" draw:text-style-name="P3" draw:layer="layout" svg:x1="11.313cm" svg:y1="8.977cm" svg:x2="11.381cm" svg:y2="8.977cm">
          <text:p/>
        </draw:line>
        <draw:line draw:style-name="gr12" draw:text-style-name="P3" draw:layer="layout" svg:x1="11.313cm" svg:y1="9.006cm" svg:x2="11.381cm" svg:y2="9.006cm">
          <text:p/>
        </draw:line>
        <draw:line draw:style-name="gr12" draw:text-style-name="P3" draw:layer="layout" svg:x1="11.313cm" svg:y1="9.034cm" svg:x2="11.381cm" svg:y2="9.034cm">
          <text:p/>
        </draw:line>
        <draw:line draw:style-name="gr12" draw:text-style-name="P3" draw:layer="layout" svg:x1="11.313cm" svg:y1="9.066cm" svg:x2="11.381cm" svg:y2="9.066cm">
          <text:p/>
        </draw:line>
        <draw:line draw:style-name="gr12" draw:text-style-name="P3" draw:layer="layout" svg:x1="11.313cm" svg:y1="9.1cm" svg:x2="11.381cm" svg:y2="9.1cm">
          <text:p/>
        </draw:line>
        <draw:g>
          <draw:path draw:style-name="gr13" draw:text-style-name="P6" draw:layer="layout" svg:width="0.044cm" svg:height="0.041cm" svg:x="11.326cm" svg:y="9.157cm" svg:viewBox="0 0 45 42" svg:d="M0 21c0-4 1-7 3-11 2-3 5-6 8-8 4-2 8-2 11-2 4 0 8 0 12 2 3 2 6 5 8 8 2 4 3 7 3 11 0 4-1 7-3 11-2 3-5 6-8 8-4 1-8 2-11 2-4 0-8-1-12-2-3-2-6-5-8-8-2-4-3-7-3-11z">
            <text:p/>
          </draw:path>
          <draw:path draw:style-name="gr14" draw:text-style-name="P3" draw:layer="layout" svg:width="0.044cm" svg:height="0.041cm" svg:x="11.326cm" svg:y="9.157cm" svg:viewBox="0 0 45 42" svg:d="M0 21c0-4 1-7 3-11 2-3 5-6 8-8 4-2 8-2 11-2 4 0 8 0 12 2 3 2 6 5 8 8 2 4 3 7 3 11 0 4-1 7-3 11-2 3-5 6-8 8-4 1-8 2-11 2-4 0-8-1-12-2-3-2-6-5-8-8-2-4-3-7-3-11z">
            <text:p/>
          </draw:path>
        </draw:g>
        <draw:line draw:style-name="gr11" draw:text-style-name="P3" draw:layer="layout" svg:x1="9.797cm" svg:y1="8.902cm" svg:x2="9.797cm" svg:y2="9.156cm">
          <text:p/>
        </draw:line>
        <draw:line draw:style-name="gr12" draw:text-style-name="P3" draw:layer="layout" svg:x1="9.763cm" svg:y1="8.946cm" svg:x2="9.831cm" svg:y2="8.946cm">
          <text:p/>
        </draw:line>
        <draw:line draw:style-name="gr12" draw:text-style-name="P3" draw:layer="layout" svg:x1="9.763cm" svg:y1="8.977cm" svg:x2="9.831cm" svg:y2="8.977cm">
          <text:p/>
        </draw:line>
        <draw:line draw:style-name="gr12" draw:text-style-name="P3" draw:layer="layout" svg:x1="9.763cm" svg:y1="9.006cm" svg:x2="9.831cm" svg:y2="9.006cm">
          <text:p/>
        </draw:line>
        <draw:line draw:style-name="gr12" draw:text-style-name="P3" draw:layer="layout" svg:x1="9.763cm" svg:y1="9.034cm" svg:x2="9.831cm" svg:y2="9.034cm">
          <text:p/>
        </draw:line>
        <draw:line draw:style-name="gr12" draw:text-style-name="P3" draw:layer="layout" svg:x1="9.763cm" svg:y1="9.066cm" svg:x2="9.831cm" svg:y2="9.066cm">
          <text:p/>
        </draw:line>
        <draw:line draw:style-name="gr12" draw:text-style-name="P3" draw:layer="layout" svg:x1="9.763cm" svg:y1="9.1cm" svg:x2="9.831cm" svg:y2="9.1cm">
          <text:p/>
        </draw:line>
        <draw:g>
          <draw:path draw:style-name="gr13" draw:text-style-name="P6" draw:layer="layout" svg:width="0.044cm" svg:height="0.041cm" svg:x="9.776cm" svg:y="9.157cm" svg:viewBox="0 0 45 42" svg:d="M0 21c0-4 1-7 3-11 2-3 5-6 8-8 4-2 8-2 11-2 4 0 8 0 12 2 3 2 6 5 8 8 2 4 3 7 3 11 0 4-1 7-3 11-2 3-5 6-8 8-4 1-8 2-11 2-4 0-8-1-12-2-3-2-6-5-8-8-2-4-3-7-3-11z">
            <text:p/>
          </draw:path>
          <draw:path draw:style-name="gr14" draw:text-style-name="P3" draw:layer="layout" svg:width="0.044cm" svg:height="0.041cm" svg:x="9.776cm" svg:y="9.157cm" svg:viewBox="0 0 45 42" svg:d="M0 21c0-4 1-7 3-11 2-3 5-6 8-8 4-2 8-2 11-2 4 0 8 0 12 2 3 2 6 5 8 8 2 4 3 7 3 11 0 4-1 7-3 11-2 3-5 6-8 8-4 1-8 2-11 2-4 0-8-1-12-2-3-2-6-5-8-8-2-4-3-7-3-11z">
            <text:p/>
          </draw:path>
        </draw:g>
        <draw:line draw:style-name="gr11" draw:text-style-name="P3" draw:layer="layout" svg:x1="8.297cm" svg:y1="8.902cm" svg:x2="8.297cm" svg:y2="9.156cm">
          <text:p/>
        </draw:line>
        <draw:line draw:style-name="gr12" draw:text-style-name="P3" draw:layer="layout" svg:x1="8.263cm" svg:y1="8.946cm" svg:x2="8.331cm" svg:y2="8.946cm">
          <text:p/>
        </draw:line>
        <draw:line draw:style-name="gr12" draw:text-style-name="P3" draw:layer="layout" svg:x1="8.263cm" svg:y1="8.977cm" svg:x2="8.331cm" svg:y2="8.977cm">
          <text:p/>
        </draw:line>
        <draw:line draw:style-name="gr12" draw:text-style-name="P3" draw:layer="layout" svg:x1="8.263cm" svg:y1="9.006cm" svg:x2="8.331cm" svg:y2="9.006cm">
          <text:p/>
        </draw:line>
        <draw:line draw:style-name="gr12" draw:text-style-name="P3" draw:layer="layout" svg:x1="8.263cm" svg:y1="9.034cm" svg:x2="8.331cm" svg:y2="9.034cm">
          <text:p/>
        </draw:line>
        <draw:line draw:style-name="gr12" draw:text-style-name="P3" draw:layer="layout" svg:x1="8.263cm" svg:y1="9.066cm" svg:x2="8.331cm" svg:y2="9.066cm">
          <text:p/>
        </draw:line>
        <draw:line draw:style-name="gr12" draw:text-style-name="P3" draw:layer="layout" svg:x1="8.263cm" svg:y1="9.1cm" svg:x2="8.331cm" svg:y2="9.1cm">
          <text:p/>
        </draw:line>
        <draw:g>
          <draw:path draw:style-name="gr13" draw:text-style-name="P6" draw:layer="layout" svg:width="0.044cm" svg:height="0.041cm" svg:x="8.276cm" svg:y="9.157cm" svg:viewBox="0 0 45 42" svg:d="M0 21c0-4 1-7 3-11 2-3 5-6 8-8 4-2 8-2 11-2 4 0 8 0 12 2 3 2 6 5 8 8 2 4 3 7 3 11 0 4-1 7-3 11-2 3-5 6-8 8-4 1-8 2-11 2-4 0-8-1-12-2-3-2-6-5-8-8-2-4-3-7-3-11z">
            <text:p/>
          </draw:path>
          <draw:path draw:style-name="gr14" draw:text-style-name="P3" draw:layer="layout" svg:width="0.044cm" svg:height="0.041cm" svg:x="8.276cm" svg:y="9.157cm" svg:viewBox="0 0 45 42" svg:d="M0 21c0-4 1-7 3-11 2-3 5-6 8-8 4-2 8-2 11-2 4 0 8 0 12 2 3 2 6 5 8 8 2 4 3 7 3 11 0 4-1 7-3 11-2 3-5 6-8 8-4 1-8 2-11 2-4 0-8-1-12-2-3-2-6-5-8-8-2-4-3-7-3-11z">
            <text:p/>
          </draw:path>
        </draw:g>
        <draw:g>
          <draw:path draw:style-name="gr15" draw:text-style-name="P7" draw:layer="layout" svg:width="0.04cm" svg:height="0.04cm" svg:x="10.778cm" svg:y="8.099cm" svg:viewBox="0 0 41 41" svg:d="M0 21c0-4 1-7 3-10s4-6 7-8 7-3 10-3c4 0 8 1 11 3s5 5 7 8 3 6 3 10c0 4-1 7-3 10s-4 6-7 8-7 2-10 2c-4 0-8 0-11-2s-5-5-7-8-3-6-3-10z">
            <text:p/>
          </draw:path>
          <draw:path draw:style-name="gr16" draw:text-style-name="P3" draw:layer="layout" svg:width="0.04cm" svg:height="0.04cm" svg:x="10.778cm" svg:y="8.099cm" svg:viewBox="0 0 41 41" svg:d="M0 21c0-4 1-7 3-10s4-6 7-8 7-3 10-3c4 0 8 1 11 3s5 5 7 8 3 6 3 10c0 4-1 7-3 10s-4 6-7 8-7 2-10 2c-4 0-8 0-11-2s-5-5-7-8-3-6-3-10z">
            <text:p/>
          </draw:path>
        </draw:g>
        <draw:g>
          <draw:path draw:style-name="gr15" draw:text-style-name="P7" draw:layer="layout" svg:width="0.04cm" svg:height="0.04cm" svg:x="8.828cm" svg:y="8.099cm" svg:viewBox="0 0 41 41" svg:d="M0 21c0-4 1-7 3-10s4-6 7-8 7-3 10-3c4 0 8 1 11 3s5 5 7 8 3 6 3 10c0 4-1 7-3 10s-4 6-7 8-7 2-10 2c-4 0-8 0-11-2s-5-5-7-8-3-6-3-10z">
            <text:p/>
          </draw:path>
          <draw:path draw:style-name="gr16" draw:text-style-name="P3" draw:layer="layout" svg:width="0.04cm" svg:height="0.04cm" svg:x="8.828cm" svg:y="8.099cm" svg:viewBox="0 0 41 41" svg:d="M0 21c0-4 1-7 3-10s4-6 7-8 7-3 10-3c4 0 8 1 11 3s5 5 7 8 3 6 3 10c0 4-1 7-3 10s-4 6-7 8-7 2-10 2c-4 0-8 0-11-2s-5-5-7-8-3-6-3-10z">
            <text:p/>
          </draw:path>
        </draw:g>
        <draw:line draw:style-name="gr17" draw:text-style-name="P3" draw:layer="layout" svg:x1="7.663cm" svg:y1="13.616cm" svg:x2="7.663cm" svg:y2="9.199cm">
          <text:p/>
        </draw:line>
        <draw:line draw:style-name="gr17" draw:text-style-name="P3" draw:layer="layout" svg:x1="7.663cm" svg:y1="9.199cm" svg:x2="7.663cm" svg:y2="8.099cm">
          <text:p/>
        </draw:line>
        <draw:line draw:style-name="gr17" draw:text-style-name="P3" draw:layer="layout" svg:x1="7.663cm" svg:y1="9.199cm" svg:x2="8.297cm" svg:y2="9.199cm">
          <text:p/>
        </draw:line>
        <draw:line draw:style-name="gr17" draw:text-style-name="P3" draw:layer="layout" svg:x1="8.297cm" svg:y1="9.199cm" svg:x2="9.796cm" svg:y2="9.199cm">
          <text:p/>
        </draw:line>
        <draw:line draw:style-name="gr17" draw:text-style-name="P3" draw:layer="layout" svg:x1="9.797cm" svg:y1="9.199cm" svg:x2="11.346cm" svg:y2="9.199cm">
          <text:p/>
        </draw:line>
        <draw:line draw:style-name="gr7" draw:text-style-name="P3" draw:layer="layout" svg:x1="12.487cm" svg:y1="8.099cm" svg:x2="10.863cm" svg:y2="8.099cm">
          <text:p/>
        </draw:line>
        <draw:line draw:style-name="gr17" draw:text-style-name="P3" draw:layer="layout" svg:x1="10.797cm" svg:y1="8.099cm" svg:x2="8.855cm" svg:y2="8.099cm">
          <text:p/>
        </draw:line>
        <draw:line draw:style-name="gr17" draw:text-style-name="P3" draw:layer="layout" svg:x1="9.813cm" svg:y1="13.125cm" svg:x2="13.145cm" svg:y2="13.125cm">
          <text:p/>
        </draw:line>
        <draw:g>
          <draw:polygon draw:style-name="gr18" draw:text-style-name="P8" draw:layer="layout" svg:width="11.08cm" svg:height="1.427cm" svg:x="5.828cm" svg:y="15.053cm" svg:viewBox="0 0 11081 1428" draw:points="0,1428 11081,1428 11081,0 0,0">
            <text:p/>
          </draw:polygon>
          <draw:polygon draw:style-name="gr3" draw:text-style-name="P3" draw:layer="layout" svg:width="11.08cm" svg:height="1.427cm" svg:x="5.828cm" svg:y="15.053cm" svg:viewBox="0 0 11081 1428" draw:points="0,1428 11081,1428 11081,0 0,0">
            <text:p/>
          </draw:polygon>
        </draw:g>
        <draw:g>
          <draw:polygon draw:style-name="gr19" draw:text-style-name="P9" draw:layer="layout" svg:width="11.08cm" svg:height="1.427cm" svg:x="5.828cm" svg:y="16.472cm" svg:viewBox="0 0 11081 1428" draw:points="0,1428 11081,1428 11081,0 0,0">
            <text:p/>
          </draw:polygon>
          <draw:polygon draw:style-name="gr3" draw:text-style-name="P3" draw:layer="layout" svg:width="11.08cm" svg:height="1.427cm" svg:x="5.828cm" svg:y="16.472cm" svg:viewBox="0 0 11081 1428" draw:points="0,1428 11081,1428 11081,0 0,0">
            <text:p/>
          </draw:polygon>
        </draw:g>
        <draw:frame draw:style-name="gr20" draw:text-style-name="P3" draw:layer="layout" svg:width="1.52cm" svg:height="0.76cm" svg:x="9.062cm" svg:y="7.318cm">
          <draw:text-box>
            <text:p text:style-name="P5"><text:span text:style-name="T1">11.58</text:span></text:p>
          </draw:text-box>
        </draw:frame>
        <draw:frame draw:style-name="gr20" draw:text-style-name="P3" draw:layer="layout" svg:width="1.52cm" svg:height="0.76cm" svg:x="10.796cm" svg:y="12.339cm">
          <draw:text-box>
            <text:p text:style-name="P5"><text:span text:style-name="T1">10</text:span></text:p>
          </draw:text-box>
        </draw:frame>
        <draw:frame draw:style-name="gr20" draw:text-style-name="P3" draw:layer="layout" svg:width="1.52cm" svg:height="0.76cm" draw:transform="rotate (1.5707963267949) translate (6.863cm 12.299cm)">
          <draw:text-box>
            <text:p text:style-name="P5"><text:span text:style-name="T1">19.55</text:span></text:p>
          </draw:text-box>
        </draw:frame>
        <draw:frame draw:style-name="gr20" draw:text-style-name="P3" draw:layer="layout" svg:width="1.52cm" svg:height="0.76cm" draw:transform="rotate (1.5707963267949) translate (6.863cm 9.419cm)">
          <draw:text-box>
            <text:p text:style-name="P5"><text:span text:style-name="T1">7.27</text:span></text:p>
          </draw:text-box>
        </draw:frame>
        <draw:frame draw:style-name="gr20" draw:text-style-name="P3" draw:layer="layout" svg:width="1.52cm" svg:height="0.76cm" svg:x="7.843cm" svg:y="9.169cm">
          <draw:text-box>
            <text:p text:style-name="P5"><text:span text:style-name="T1">9.22</text:span></text:p>
          </draw:text-box>
        </draw:frame>
        <draw:frame draw:style-name="gr20" draw:text-style-name="P3" draw:layer="layout" svg:width="1.52cm" svg:height="0.76cm" svg:x="10.193cm" svg:y="9.169cm">
          <draw:text-box>
            <text:p text:style-name="P5"><text:span text:style-name="T1">9.22</text:span></text:p>
          </draw:text-box>
        </draw:frame>
        <draw:frame draw:style-name="gr20" draw:text-style-name="P3" draw:layer="layout" svg:width="1.52cm" svg:height="0.79cm" svg:x="9.093cm" svg:y="13.784cm">
          <draw:text-box>
            <text:p text:style-name="P5"><text:span text:style-name="T3">ρ1</text:span></text:p>
          </draw:text-box>
        </draw:frame>
        <draw:frame draw:style-name="gr20" draw:text-style-name="P3" draw:layer="layout" svg:width="1.52cm" svg:height="0.79cm" svg:x="9.093cm" svg:y="15.222cm">
          <draw:text-box>
            <text:p text:style-name="P5"><text:span text:style-name="T3">ρ2</text:span></text:p>
          </draw:text-box>
        </draw:frame>
        <draw:frame draw:style-name="gr20" draw:text-style-name="P3" draw:layer="layout" svg:width="1.52cm" svg:height="0.79cm" svg:x="9.093cm" svg:y="16.664cm">
          <draw:text-box>
            <text:p text:style-name="P5"><text:span text:style-name="T3">ρ3</text:span></text:p>
          </draw:text-box>
        </draw:frame>
        <draw:line draw:style-name="gr17" draw:text-style-name="P3" draw:layer="layout" svg:x1="13.121cm" svg:y1="14.299cm" svg:x2="13.121cm" svg:y2="13.626cm">
          <text:p/>
        </draw:line>
        <draw:frame draw:style-name="gr20" draw:text-style-name="P3" draw:layer="layout" svg:width="1.52cm" svg:height="0.76cm" svg:x="12.798cm" svg:y="13.619cm">
          <draw:text-box>
            <text:p text:style-name="P5"><text:span text:style-name="T1">1.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5f_0" draw:display-name="Hatch_0" draw:style="single" draw:color="#7f6000" draw:distance="0.254cm" draw:rotation="450"/>
    <draw:marker draw:name="Arrow" svg:viewBox="0 0 20 30" svg:d="M10 0l-10 30h20z"/>
    <draw:marker draw:name="Marker_5f_2" draw:display-name="Marker_2" svg:viewBox="0 0 20 20" svg:d="M10 0l-10 20h20z"/>
    <draw:marker draw:name="Marker_5f_3" draw:display-name="Marker_3" svg:viewBox="0 0 3000 3000" svg:d="M1500 0l1500 2789v211h-114l-1286-2392v2392h-200v-2392l-1286 2392h-114v-211z"/>
    <draw:marker draw:name="Marker_5f_4" draw:display-name="Marker_4" svg:viewBox="1 1 21 22" svg:d="M1 2l1-1 20 20-1 1zM11 11v12h1v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PM7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2:29:56.116228918</meta:creation-date>
    <dc:date>2022-01-17T12:30:43.121161143</dc:date>
    <meta:editing-duration>PT47S</meta:editing-duration>
    <meta:editing-cycles>1</meta:editing-cycles>
    <meta:document-statistic meta:object-count="135"/>
    <meta:generator>LibreOffice/6.4.7.2$Linux_X86_64 LibreOffice_project/40$Build-2</meta:generator>
  </office:meta>
</office:document-meta>
</file>